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705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3cm" fo:break-before="auto" style:use-optimal-row-height="false"/>
    </style:style>
    <style:style style:name="ro15" style:family="table-row">
      <style:table-row-properties style:row-height="0.552cm" fo:break-before="auto" style:use-optimal-row-height="false"/>
    </style:style>
    <style:style style:name="ro16" style:family="table-row">
      <style:table-row-properties style:row-height="0.974cm" fo:break-before="auto" style:use-optimal-row-height="false"/>
    </style:style>
    <style:style style:name="ro17" style:family="table-row">
      <style:table-row-properties style:row-height="3.21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2.764cm" fo:break-before="auto" style:use-optimal-row-height="false"/>
    </style:style>
    <style:style style:name="ro20" style:family="table-row">
      <style:table-row-properties style:row-height="6.976cm" fo:break-before="auto" style:use-optimal-row-height="false"/>
    </style:style>
    <style:style style:name="ro21" style:family="table-row">
      <style:table-row-properties style:row-height="1.947cm" fo:break-before="auto" style:use-optimal-row-height="false"/>
    </style:style>
    <style:style style:name="ro22" style:family="table-row">
      <style:table-row-properties style:row-height="2.131cm" fo:break-before="auto" style:use-optimal-row-height="false"/>
    </style:style>
    <style:style style:name="ro23" style:family="table-row">
      <style:table-row-properties style:row-height="0.894cm" fo:break-before="auto" style:use-optimal-row-height="false"/>
    </style:style>
    <style:style style:name="ro24" style:family="table-row">
      <style:table-row-properties style:row-height="7.581cm" fo:break-before="auto" style:use-optimal-row-height="false"/>
    </style:style>
    <style:style style:name="ro25" style:family="table-row">
      <style:table-row-properties style:row-height="1.289cm" fo:break-before="auto" style:use-optimal-row-height="false"/>
    </style:style>
    <style:style style:name="ro26" style:family="table-row">
      <style:table-row-properties style:row-height="2cm" fo:break-before="auto" style:use-optimal-row-height="false"/>
    </style:style>
    <style:style style:name="ro27" style:family="table-row">
      <style:table-row-properties style:row-height="5.159cm" fo:break-before="auto" style:use-optimal-row-height="false"/>
    </style:style>
    <style:style style:name="ro28" style:family="table-row">
      <style:table-row-properties style:row-height="0.762cm" fo:break-before="auto" style:use-optimal-row-height="false"/>
    </style:style>
    <style:style style:name="ro29"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data-style-name="N100">
      <style:table-cell-properties style:text-align-source="fix" style:repeat-content="false" fo:wrap-option="wrap" style:vertical-align="top"/>
      <style:paragraph-properties fo:text-align="start"/>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3">
          <table:table-cell table:style-name="ce4" table:formula="oooc:=[.A11]+1" office:value-type="float" office:value="10">
            <text:p>10</text:p>
          </table:table-cell>
          <table:table-cell/>
          <table:table-cell office:value-type="string">
            <text:p>id_error_extension</text:p>
          </table:table-cell>
          <table:table-cell table:style-name="ce13"/>
          <table:table-cell table:style-name="ce16" office:value-type="string">
            <text:p>Errore estensione firma digitale OpenOffice.org</text:p>
          </table:table-cell>
          <table:table-cell table:number-columns-repeated="1019"/>
        </table:table-row>
        <table:table-row table:style-name="ro9">
          <table:table-cell table:style-name="ce4" table:formula="oooc:=[.A12]+1" office:value-type="float" office:value="11">
            <text:p>11</text:p>
          </table:table-cell>
          <table:table-cell/>
          <table:table-cell office:value-type="string">
            <text:p>id_no_sscd_avlb</text:p>
          </table:table-cell>
          <table:table-cell table:style-name="ce13"/>
          <table:table-cell table:style-name="ce16" office:value-type="string">
            <text:p>Il dispositivo di lettura:</text:p>
            <text:p/>
            <text:p>%1$s</text:p>
            <text:p/>
            <text:p>non contiene Smart Card (SSCD).</text:p>
          </table:table-cell>
          <table:table-cell table:number-columns-repeated="1019"/>
        </table:table-row>
        <table:table-row table:style-name="ro3">
          <table:table-cell table:style-name="ce4" table:formula="oooc:=[.A13]+1" office:value-type="float" office:value="12">
            <text:p>12</text:p>
          </table:table-cell>
          <table:table-cell/>
          <table:table-cell office:value-type="string">
            <text:p>id_no_sscd_readers</text:p>
          </table:table-cell>
          <table:table-cell table:style-name="ce13"/>
          <table:table-cell table:style-name="ce16" office:value-type="string">
            <text:p>Non ci sono lettori di Smart Card disponibili.</text:p>
          </table:table-cell>
          <table:table-cell table:number-columns-repeated="1019"/>
        </table:table-row>
        <table:table-row table:style-name="ro10">
          <table:table-cell table:style-name="ce4" table:formula="oooc:=[.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table:style-name="ce4" table:formula="oooc:=[.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table:style-name="ce4" table:formula="oooc:=[.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table:style-name="ce4" table:formula="oooc:=[.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table:style-name="ce4" table:formula="oooc:=[.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table:style-name="ce4" table:formula="oooc:=[.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style-name="ce4" table:formula="oooc:=[.A20]+1" office:value-type="float" office:value="19">
            <text:p>19</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2">
          <table:table-cell table:style-name="ce4" table:formula="oooc:=[.A21]+1" office:value-type="float" office:value="20">
            <text:p>20</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22]+1" office:value-type="float" office:value="21">
            <text:p>21</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40]+1" office:value-type="float" office:value="39">
            <text:p>39</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43]+1" office:value-type="float" office:value="42">
            <text:p>42</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4]+1" office:value-type="float" office:value="43">
            <text:p>43</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5]+1" office:value-type="float" office:value="54">
            <text:p>54</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6]+1" office:value-type="float" office:value="55">
            <text:p>55</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8]+1" office:value-type="float" office:value="57">
            <text:p>57</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61]+1" office:value-type="float" office:value="60">
            <text:p>60</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6]+1" office:value-type="float" office:value="61">
            <text:p>61</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71]+1" office:value-type="float" office:value="66">
            <text:p>66</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7]+1" office:value-type="float" office:value="72">
            <text:p>72</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5]+1" office:value-type="float" office:value="80">
            <text:p>80</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ooc:=[.A85]+1" office:value-type="float" office:value="80">
            <text:p>80</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7]+1" office:value-type="float" office:value="81">
            <text:p>81</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8]+1" office:value-type="float" office:value="82">
            <text:p>82</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9]+1" office:value-type="float" office:value="83">
            <text:p>83</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90]+1" office:value-type="float" office:value="84">
            <text:p>84</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91]+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92]+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93]+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94]+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5]+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96]+1" office:value-type="float" office:value="90">
            <text:p>9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table:style-name="ce4" table:formula="oooc:=[.A97]+1" office:value-type="float" office:value="91">
            <text:p>9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table:style-name="ce4" table:formula="oooc:=[.A98]+1" office:value-type="float" office:value="92">
            <text:p>9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9]+1" office:value-type="float" office:value="93">
            <text:p>93</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100]+1" office:value-type="float" office:value="94">
            <text:p>94</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101]+1" office:value-type="float" office:value="95">
            <text:p>95</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102]+1" office:value-type="float" office:value="96">
            <text:p>96</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table:style-name="ce4" table:formula="oooc:=[.A103]+1" office:value-type="float" office:value="97">
            <text:p>97</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6">
          <table:table-cell table:style-name="ce4" table:formula="oooc:=[.A104]+1" office:value-type="float" office:value="98">
            <text:p>98</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ooc:=[.A105]+1" office:value-type="float" office:value="99">
            <text:p>9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6]+1" office:value-type="float" office:value="100">
            <text:p>10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7]+1" office:value-type="float" office:value="101">
            <text:p>10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8]+1" office:value-type="float" office:value="102">
            <text:p>10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9]+1" office:value-type="float" office:value="103">
            <text:p>10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10]+1" office:value-type="float" office:value="104">
            <text:p>10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11]+1" office:value-type="float" office:value="105">
            <text:p>10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12]+1" office:value-type="float" office:value="106">
            <text:p>10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13]+1" office:value-type="float" office:value="107">
            <text:p>10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14]+1" office:value-type="float" office:value="108">
            <text:p>10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15]+1" office:value-type="float" office:value="109">
            <text:p>10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6]+1" office:value-type="float" office:value="110">
            <text:p>11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7]+1" office:value-type="float" office:value="111">
            <text:p>11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8]+1" office:value-type="float" office:value="112">
            <text:p>11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9]+1" office:value-type="float" office:value="113">
            <text:p>113</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20]+1" office:value-type="float" office:value="114">
            <text:p>114</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21]+1" office:value-type="float" office:value="115">
            <text:p>115</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22]+1" office:value-type="float" office:value="116">
            <text:p>116</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23]+1" office:value-type="float" office:value="117">
            <text:p>117</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24]+1" office:value-type="float" office:value="118">
            <text:p>118</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25]+1" office:value-type="float" office:value="119">
            <text:p>119</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6]+1" office:value-type="float" office:value="120">
            <text:p>120</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7]+1" office:value-type="float" office:value="121">
            <text:p>121</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8]+1" office:value-type="float" office:value="122">
            <text:p>122</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9]+1" office:value-type="float" office:value="123">
            <text:p>123</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30]+1" office:value-type="float" office:value="124">
            <text:p>124</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31]+1" office:value-type="float" office:value="125">
            <text:p>125</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32]+1" office:value-type="float" office:value="126">
            <text:p>126</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33]+1" office:value-type="float" office:value="127">
            <text:p>127</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34]+1" office:value-type="float" office:value="128">
            <text:p>128</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35]+1" office:value-type="float" office:value="129">
            <text:p>129</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6]+1" office:value-type="float" office:value="130">
            <text:p>130</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7]+1" office:value-type="float" office:value="131">
            <text:p>131</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8]+1" office:value-type="float" office:value="132">
            <text:p>132</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9]+1" office:value-type="float" office:value="133">
            <text:p>133</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40]+1" office:value-type="float" office:value="134">
            <text:p>134</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41]+1" office:value-type="float" office:value="135">
            <text:p>135</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42]+1" office:value-type="float" office:value="136">
            <text:p>136</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43]+1" office:value-type="float" office:value="137">
            <text:p>137</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44]+1" office:value-type="float" office:value="138">
            <text:p>138</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45]+1" office:value-type="float" office:value="139">
            <text:p>139</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6]+1" office:value-type="float" office:value="140">
            <text:p>140</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7]+1" office:value-type="float" office:value="141">
            <text:p>141</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8]+1" office:value-type="float" office:value="142">
            <text:p>142</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9]+1" office:value-type="float" office:value="143">
            <text:p>143</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7">
          <table:table-cell table:style-name="ce4" table:formula="oooc:=[.A150]+1" office:value-type="float" office:value="144">
            <text:p>14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8">
          <table:table-cell table:style-name="ce4" table:formula="oooc:=[.A151]+1" office:value-type="float" office:value="145">
            <text:p>14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9">
          <table:table-cell table:style-name="ce4" table:formula="oooc:=[.A152]+1" office:value-type="float" office:value="146">
            <text:p>14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0">
          <table:table-cell table:style-name="ce4" table:formula="oooc:=[.A153]+1" office:value-type="float" office:value="147">
            <text:p>147</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21">
          <table:table-cell table:style-name="ce4" table:formula="oooc:=[.A154]+1" office:value-type="float" office:value="148">
            <text:p>148</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55]+1" office:value-type="float" office:value="149">
            <text:p>149</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ooc:=[.A156]+1" office:value-type="float" office:value="150">
            <text:p>150</text:p>
          </table:table-cell>
          <table:table-cell/>
          <table:table-cell office:value-type="string">
            <text:p>id_mex_err_only_num</text:p>
          </table:table-cell>
          <table:table-cell office:value-type="string">
            <text:p>Only number allowed !</text:p>
          </table:table-cell>
          <table:table-cell table:style-name="ce20" office:value-type="string">
            <text:p>Sono permessi solo i caratteri numerici !</text:p>
          </table:table-cell>
          <table:table-cell table:number-columns-repeated="1019"/>
        </table:table-row>
        <table:table-row table:style-name="ro1">
          <table:table-cell table:style-name="ce4" table:formula="oooc:=[.A157]+1" office:value-type="float" office:value="151">
            <text:p>151</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2">
          <table:table-cell table:style-name="ce4" table:formula="oooc:=[.A158]+1" office:value-type="float" office:value="152">
            <text:p>152</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3">
          <table:table-cell table:style-name="ce4" table:formula="oooc:=[.A159]+1" office:value-type="float" office:value="153">
            <text:p>153</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4">
          <table:table-cell table:style-name="ce4" table:formula="oooc:=[.A160]+1" office:value-type="float" office:value="154">
            <text:p>154</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ngora questo certificato e passa al prossimo certificato selezionato.</text:p>
          </table:table-cell>
          <table:table-cell table:number-columns-repeated="1019"/>
        </table:table-row>
        <table:table-row table:style-name="ro25">
          <table:table-cell table:style-name="ce4" table:formula="oooc:=[.A161]+1" office:value-type="float" office:value="155">
            <text:p>155</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6">
          <table:table-cell table:style-name="ce4" table:formula="oooc:=[.A162]+1" office:value-type="float" office:value="156">
            <text:p>156</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ooc:=[.A163]+1" office:value-type="float" office:value="157">
            <text:p>157</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number-rows-repeated="5">
          <table:table-cell table:style-name="ce4"/>
          <table:table-cell table:number-columns-repeated="2"/>
          <table:table-cell table:style-name="Default"/>
          <table:table-cell table:number-columns-repeated="1020"/>
        </table:table-row>
        <table:table-row table:style-name="ro1" table:number-rows-repeated="32590">
          <table:table-cell table:style-name="ce4"/>
          <table:table-cell table:number-columns-repeated="1023"/>
        </table:table-row>
        <table:table-row table:style-name="ro3" table:number-rows-repeated="32776">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27">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8">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29">
          <table:table-cell table:style-name="ce22" table:formula="oooc:=[.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29">
          <table:table-cell table:style-name="ce22" table:formula="oooc:=[.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29">
          <table:table-cell table:style-name="ce22" table:formula="oooc:=[.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29">
          <table:table-cell table:style-name="ce22" table:formula="oooc:=[.A7]+1" office:value-type="float" office:value="5">
            <text:p>5</text:p>
          </table:table-cell>
          <table:table-cell table:number-columns-repeated="2"/>
          <table:table-cell table:style-name="ce23" table:number-columns-repeated="3"/>
          <table:table-cell table:number-columns-repeated="1018"/>
        </table:table-row>
        <table:table-row table:style-name="ro29">
          <table:table-cell table:style-name="ce22" table:formula="oooc:=[.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29">
          <table:table-cell table:style-name="ce22" table:formula="oooc:=[.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29">
          <table:table-cell table:style-name="ce22" table:formula="oooc:=[.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29">
          <table:table-cell table:style-name="ce22" table:formula="oooc:=[.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29">
          <table:table-cell table:style-name="ce22" table:formula="oooc:=[.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29">
          <table:table-cell table:style-name="ce22" table:formula="oooc:=[.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29">
          <table:table-cell table:style-name="ce22" table:formula="oooc:=[.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29">
          <table:table-cell table:style-name="ce22" table:formula="oooc:=[.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29">
          <table:table-cell table:style-name="ce22" table:formula="oooc:=[.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29">
          <table:table-cell table:style-name="ce22" table:formula="oooc:=[.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29">
          <table:table-cell table:style-name="ce22" table:formula="oooc:=[.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29">
          <table:table-cell table:style-name="ce22" table:formula="oooc:=[.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29">
          <table:table-cell table:style-name="ce22" table:formula="oooc:=[.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29">
          <table:table-cell table:style-name="ce22" table:formula="oooc:=[.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29">
          <table:table-cell table:style-name="ce22" table:formula="oooc:=[.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9">
          <table:table-cell table:style-name="ce22" table:formula="oooc:=[.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29">
          <table:table-cell table:style-name="ce22" table:formula="oooc:=[.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29">
          <table:table-cell table:style-name="ce22" table:formula="oooc:=[.A25]+1" office:value-type="float" office:value="23">
            <text:p>23</text:p>
          </table:table-cell>
          <table:table-cell table:number-columns-repeated="2"/>
          <table:table-cell table:style-name="ce23" table:number-columns-repeated="3"/>
          <table:table-cell table:number-columns-repeated="1018"/>
        </table:table-row>
        <table:table-row table:style-name="ro29">
          <table:table-cell table:style-name="ce22" table:formula="oooc:=[.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29">
          <table:table-cell table:style-name="ce22" table:formula="oooc:=[.A27]+1" office:value-type="float" office:value="25">
            <text:p>25</text:p>
          </table:table-cell>
          <table:table-cell table:number-columns-repeated="2"/>
          <table:table-cell table:style-name="ce23" table:number-columns-repeated="3"/>
          <table:table-cell table:number-columns-repeated="1018"/>
        </table:table-row>
        <table:table-row table:style-name="ro29">
          <table:table-cell table:style-name="ce22" table:formula="oooc:=[.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29">
          <table:table-cell table:style-name="ce22" table:formula="oooc:=[.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29">
          <table:table-cell table:style-name="ce22" table:formula="oooc:=[.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29">
          <table:table-cell table:style-name="ce22" table:formula="oooc:=[.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29">
          <table:table-cell table:style-name="ce22" table:formula="oooc:=[.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29">
          <table:table-cell table:style-name="ce22" table:formula="oooc:=[.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29">
          <table:table-cell table:style-name="ce22" table:formula="oooc:=[.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29">
          <table:table-cell table:style-name="ce22" table:formula="oooc:=[.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29">
          <table:table-cell table:style-name="ce22" table:formula="oooc:=[.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29">
          <table:table-cell table:style-name="ce22" table:formula="oooc:=[.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29">
          <table:table-cell table:style-name="ce22" table:formula="oooc:=[.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29">
          <table:table-cell table:style-name="ce22" table:formula="oooc:=[.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29">
          <table:table-cell table:style-name="ce22" table:formula="oooc:=[.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29">
          <table:table-cell table:style-name="ce22" table:formula="oooc:=[.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29">
          <table:table-cell table:style-name="ce22" table:formula="oooc:=[.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29">
          <table:table-cell table:style-name="ce22" table:formula="oooc:=[.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29">
          <table:table-cell table:style-name="ce22" table:formula="oooc:=[.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29">
          <table:table-cell table:style-name="ce22" table:formula="oooc:=[.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29">
          <table:table-cell table:style-name="ce22" table:formula="oooc:=[.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29">
          <table:table-cell table:style-name="ce22" table:formula="oooc:=[.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29">
          <table:table-cell table:style-name="ce22" table:formula="oooc:=[.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29">
          <table:table-cell table:style-name="ce22" table:formula="oooc:=[.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29">
          <table:table-cell table:style-name="ce22" table:formula="oooc:=[.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29">
          <table:table-cell table:style-name="ce22" table:formula="oooc:=[.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29">
          <table:table-cell table:style-name="ce22" table:formula="oooc:=[.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29">
          <table:table-cell table:style-name="ce22" table:formula="oooc:=[.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29">
          <table:table-cell table:style-name="ce22" table:formula="oooc:=[.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29">
          <table:table-cell table:style-name="ce22" table:formula="oooc:=[.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29">
          <table:table-cell table:style-name="ce22" table:formula="oooc:=[.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29">
          <table:table-cell table:style-name="ce22" table:formula="oooc:=[.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29">
          <table:table-cell table:style-name="ce22" table:formula="oooc:=[.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29">
          <table:table-cell table:style-name="ce22" table:formula="oooc:=[.A59]+1" office:value-type="float" office:value="57">
            <text:p>57</text:p>
          </table:table-cell>
          <table:table-cell table:number-columns-repeated="2"/>
          <table:table-cell table:style-name="ce23" table:number-columns-repeated="3"/>
          <table:table-cell table:number-columns-repeated="1018"/>
        </table:table-row>
        <table:table-row table:style-name="ro29">
          <table:table-cell table:style-name="ce22" table:formula="oooc:=[.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29">
          <table:table-cell table:style-name="ce22" table:formula="oooc:=[.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29">
          <table:table-cell table:style-name="ce22" table:formula="oooc:=[.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29">
          <table:table-cell table:style-name="ce22" table:formula="oooc:=[.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29">
          <table:table-cell table:style-name="ce22" table:formula="oooc:=[.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29">
          <table:table-cell table:style-name="ce22" table:formula="oooc:=[.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29">
          <table:table-cell table:style-name="ce22" table:formula="oooc:=[.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9">
          <table:table-cell table:style-name="ce22" table:formula="oooc:=[.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29">
          <table:table-cell table:style-name="ce22" table:formula="oooc:=[.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29">
          <table:table-cell table:style-name="ce22" table:formula="oooc:=[.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29">
          <table:table-cell table:style-name="ce22" table:formula="oooc:=[.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29">
          <table:table-cell table:style-name="ce22" table:formula="oooc:=[.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29">
          <table:table-cell table:style-name="ce22" table:formula="oooc:=[.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29">
          <table:table-cell table:style-name="ce22" table:formula="oooc:=[.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29">
          <table:table-cell table:style-name="ce22" table:formula="oooc:=[.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29">
          <table:table-cell table:style-name="ce22" table:formula="oooc:=[.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29">
          <table:table-cell table:style-name="ce22" table:formula="oooc:=[.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29">
          <table:table-cell table:style-name="ce22" table:formula="oooc:=[.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29">
          <table:table-cell table:style-name="ce22" table:formula="oooc:=[.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29">
          <table:table-cell table:style-name="ce22" table:formula="oooc:=[.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29">
          <table:table-cell table:style-name="ce22" table:formula="oooc:=[.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29">
          <table:table-cell table:style-name="ce22" table:formula="oooc:=[.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29">
          <table:table-cell table:style-name="ce22" table:formula="oooc:=[.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29">
          <table:table-cell table:style-name="ce22" table:formula="oooc:=[.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29">
          <table:table-cell table:style-name="ce22" table:formula="oooc:=[.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29">
          <table:table-cell table:style-name="ce22" table:formula="oooc:=[.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29">
          <table:table-cell table:style-name="ce22" table:formula="oooc:=[.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29">
          <table:table-cell table:style-name="ce22" table:formula="oooc:=[.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29">
          <table:table-cell table:style-name="ce22" table:formula="oooc:=[.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29">
          <table:table-cell table:style-name="ce22" table:formula="oooc:=[.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29">
          <table:table-cell table:style-name="ce22" table:formula="oooc:=[.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29">
          <table:table-cell table:style-name="ce22" table:formula="oooc:=[.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29">
          <table:table-cell table:style-name="ce22" table:formula="oooc:=[.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29">
          <table:table-cell table:style-name="ce22" table:formula="oooc:=[.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29">
          <table:table-cell table:style-name="ce22" table:formula="oooc:=[.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29">
          <table:table-cell table:style-name="ce22" table:formula="oooc:=[.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29">
          <table:table-cell table:style-name="ce22" table:formula="oooc:=[.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29">
          <table:table-cell table:style-name="ce22" table:formula="oooc:=[.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29">
          <table:table-cell table:style-name="ce22" table:formula="oooc:=[.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29">
          <table:table-cell table:style-name="ce22" table:formula="oooc:=[.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29">
          <table:table-cell table:style-name="ce22" table:formula="oooc:=[.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29">
          <table:table-cell table:style-name="ce22" table:formula="oooc:=[.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29">
          <table:table-cell table:style-name="ce22" table:formula="oooc:=[.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29">
          <table:table-cell table:style-name="ce22" table:formula="oooc:=[.A103]+1" office:value-type="float" office:value="101">
            <text:p>101</text:p>
          </table:table-cell>
          <table:table-cell table:number-columns-repeated="2"/>
          <table:table-cell table:style-name="ce23" table:number-columns-repeated="3"/>
          <table:table-cell table:number-columns-repeated="1018"/>
        </table:table-row>
        <table:table-row table:style-name="ro29">
          <table:table-cell table:style-name="ce22" table:formula="oooc:=[.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29">
          <table:table-cell table:style-name="ce22" table:formula="oooc:=[.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29">
          <table:table-cell table:style-name="ce22" table:formula="oooc:=[.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29">
          <table:table-cell table:style-name="ce22" table:formula="oooc:=[.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29">
          <table:table-cell table:style-name="ce22" table:formula="oooc:=[.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29">
          <table:table-cell table:style-name="ce22" table:formula="oooc:=[.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29">
          <table:table-cell table:style-name="ce22" table:formula="oooc:=[.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29">
          <table:table-cell table:style-name="ce22" table:formula="oooc:=[.A111]+1" office:value-type="float" office:value="109">
            <text:p>109</text:p>
          </table:table-cell>
          <table:table-cell table:number-columns-repeated="2"/>
          <table:table-cell table:style-name="ce23" table:number-columns-repeated="3"/>
          <table:table-cell table:number-columns-repeated="1018"/>
        </table:table-row>
        <table:table-row table:style-name="ro29">
          <table:table-cell table:style-name="ce22" table:formula="oooc:=[.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29">
          <table:table-cell table:style-name="ce22" table:formula="oooc:=[.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29">
          <table:table-cell table:style-name="ce22" table:formula="oooc:=[.A114]+1" office:value-type="float" office:value="112">
            <text:p>112</text:p>
          </table:table-cell>
          <table:table-cell table:number-columns-repeated="2"/>
          <table:table-cell table:style-name="ce23" table:number-columns-repeated="3"/>
          <table:table-cell table:number-columns-repeated="1018"/>
        </table:table-row>
        <table:table-row table:style-name="ro29">
          <table:table-cell table:style-name="ce22" table:formula="oooc:=[.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29">
          <table:table-cell table:style-name="ce22" table:formula="oooc:=[.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29">
          <table:table-cell table:style-name="ce22" table:formula="oooc:=[.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29">
          <table:table-cell table:style-name="ce22" table:formula="oooc:=[.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29">
          <table:table-cell table:style-name="ce22" table:formula="oooc:=[.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29">
          <table:table-cell table:style-name="ce22" table:formula="oooc:=[.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29">
          <table:table-cell table:style-name="ce22" table:formula="oooc:=[.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29">
          <table:table-cell table:style-name="ce22" table:formula="oooc:=[.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29">
          <table:table-cell table:style-name="ce22" table:formula="oooc:=[.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29">
          <table:table-cell table:style-name="ce22" table:formula="oooc:=[.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29">
          <table:table-cell table:style-name="ce22" table:formula="oooc:=[.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29">
          <table:table-cell table:style-name="ce22" table:formula="oooc:=[.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29">
          <table:table-cell table:style-name="ce22" table:formula="oooc:=[.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29">
          <table:table-cell table:style-name="ce22" table:formula="oooc:=[.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29">
          <table:table-cell table:style-name="ce22" table:formula="oooc:=[.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29">
          <table:table-cell table:style-name="ce22" table:formula="oooc:=[.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29">
          <table:table-cell table:style-name="ce22" table:formula="oooc:=[.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29">
          <table:table-cell table:style-name="ce22" table:formula="oooc:=[.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29">
          <table:table-cell table:style-name="ce22" table:formula="oooc:=[.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29">
          <table:table-cell table:style-name="ce22" table:formula="oooc:=[.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29">
          <table:table-cell table:style-name="ce22" table:formula="oooc:=[.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29">
          <table:table-cell table:style-name="ce22" table:formula="oooc:=[.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29">
          <table:table-cell table:style-name="ce22" table:formula="oooc:=[.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29">
          <table:table-cell table:style-name="ce22" table:formula="oooc:=[.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29">
          <table:table-cell table:style-name="ce22" table:formula="oooc:=[.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29">
          <table:table-cell table:style-name="ce22" table:formula="oooc:=[.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29">
          <table:table-cell table:style-name="ce22" table:formula="oooc:=[.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29">
          <table:table-cell table:style-name="ce22" table:formula="oooc:=[.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29">
          <table:table-cell table:style-name="ce22" table:formula="oooc:=[.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29">
          <table:table-cell table:style-name="ce22" table:formula="oooc:=[.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29">
          <table:table-cell table:style-name="ce22" table:formula="oooc:=[.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29">
          <table:table-cell table:style-name="ce22" table:formula="oooc:=[.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29">
          <table:table-cell table:style-name="ce22" table:formula="oooc:=[.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29">
          <table:table-cell table:style-name="ce22" table:formula="oooc:=[.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29">
          <table:table-cell table:style-name="ce22" table:formula="oooc:=[.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29">
          <table:table-cell table:style-name="ce22" table:formula="oooc:=[.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29">
          <table:table-cell table:style-name="ce22" table:formula="oooc:=[.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29">
          <table:table-cell table:style-name="ce22" table:formula="oooc:=[.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29">
          <table:table-cell table:style-name="ce22" table:formula="oooc:=[.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29">
          <table:table-cell table:style-name="ce22" table:formula="oooc:=[.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29">
          <table:table-cell table:style-name="ce22" table:formula="oooc:=[.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29">
          <table:table-cell table:style-name="ce22" table:formula="oooc:=[.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29">
          <table:table-cell table:style-name="ce22" table:formula="oooc:=[.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29">
          <table:table-cell table:style-name="ce22" table:formula="oooc:=[.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29">
          <table:table-cell table:style-name="ce22" table:formula="oooc:=[.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29">
          <table:table-cell table:style-name="ce22" table:formula="oooc:=[.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29">
          <table:table-cell table:style-name="ce22" table:formula="oooc:=[.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29">
          <table:table-cell table:style-name="ce22" table:formula="oooc:=[.A162]+1" office:value-type="float" office:value="160">
            <text:p>160</text:p>
          </table:table-cell>
          <table:table-cell table:number-columns-repeated="2"/>
          <table:table-cell table:style-name="ce23" table:number-columns-repeated="3"/>
          <table:table-cell table:number-columns-repeated="1018"/>
        </table:table-row>
        <table:table-row table:style-name="ro29">
          <table:table-cell table:style-name="ce22" table:formula="oooc:=[.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29">
          <table:table-cell table:style-name="ce22" table:formula="oooc:=[.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29">
          <table:table-cell table:style-name="ce22" table:formula="oooc:=[.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29">
          <table:table-cell table:style-name="ce22" table:formula="oooc:=[.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29">
          <table:table-cell table:style-name="ce22" table:formula="oooc:=[.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29">
          <table:table-cell table:style-name="ce22" table:formula="oooc:=[.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29">
          <table:table-cell table:style-name="ce22" table:formula="oooc:=[.A169]+1" office:value-type="float" office:value="167">
            <text:p>167</text:p>
          </table:table-cell>
          <table:table-cell table:number-columns-repeated="2"/>
          <table:table-cell table:style-name="ce23" table:number-columns-repeated="3"/>
          <table:table-cell table:number-columns-repeated="1018"/>
        </table:table-row>
        <table:table-row table:style-name="ro29">
          <table:table-cell table:style-name="ce22" table:formula="oooc:=[.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29">
          <table:table-cell table:style-name="ce22" table:formula="oooc:=[.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29">
          <table:table-cell table:style-name="ce22" table:formula="oooc:=[.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29">
          <table:table-cell table:style-name="ce22" table:formula="oooc:=[.A173]+1" office:value-type="float" office:value="171">
            <text:p>171</text:p>
          </table:table-cell>
          <table:table-cell table:number-columns-repeated="2"/>
          <table:table-cell table:style-name="ce23" table:number-columns-repeated="3"/>
          <table:table-cell table:number-columns-repeated="1018"/>
        </table:table-row>
        <table:table-row table:style-name="ro29">
          <table:table-cell table:style-name="ce22" table:formula="oooc:=[.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29">
          <table:table-cell table:style-name="ce22" table:formula="oooc:=[.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29">
          <table:table-cell table:style-name="ce22" table:formula="oooc:=[.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29">
          <table:table-cell table:style-name="ce22" table:formula="oooc:=[.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29">
          <table:table-cell table:style-name="ce22" table:formula="oooc:=[.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29">
          <table:table-cell table:style-name="ce22" table:formula="oooc:=[.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9">
          <table:table-cell table:style-name="ce22" table:formula="oooc:=[.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29">
          <table:table-cell table:style-name="ce22" table:formula="oooc:=[.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29">
          <table:table-cell table:style-name="ce22" table:formula="oooc:=[.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29">
          <table:table-cell table:style-name="ce22" table:formula="oooc:=[.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29">
          <table:table-cell table:style-name="ce22" table:formula="oooc:=[.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9">
          <table:table-cell table:style-name="ce22" table:formula="oooc:=[.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29">
          <table:table-cell table:style-name="ce22" table:formula="oooc:=[.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29">
          <table:table-cell table:style-name="ce22" table:formula="oooc:=[.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29">
          <table:table-cell table:style-name="ce22" table:formula="oooc:=[.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29">
          <table:table-cell table:style-name="ce22" table:formula="oooc:=[.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29">
          <table:table-cell table:style-name="ce22" table:formula="oooc:=[.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29">
          <table:table-cell table:style-name="ce22" table:formula="oooc:=[.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29">
          <table:table-cell table:style-name="ce22" table:formula="oooc:=[.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29">
          <table:table-cell table:style-name="ce22" table:formula="oooc:=[.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29">
          <table:table-cell table:style-name="ce22" table:formula="oooc:=[.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29">
          <table:table-cell table:style-name="ce22" table:formula="oooc:=[.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29">
          <table:table-cell table:style-name="ce22" table:formula="oooc:=[.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9">
          <table:table-cell table:style-name="ce22" table:formula="oooc:=[.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29">
          <table:table-cell table:style-name="ce22" table:formula="oooc:=[.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29">
          <table:table-cell table:style-name="ce22" table:formula="oooc:=[.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29">
          <table:table-cell table:style-name="ce22" table:formula="oooc:=[.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29">
          <table:table-cell table:style-name="ce22" table:formula="oooc:=[.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29">
          <table:table-cell table:style-name="ce22" table:formula="oooc:=[.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29">
          <table:table-cell table:style-name="ce22" table:formula="oooc:=[.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29">
          <table:table-cell table:style-name="ce22" table:formula="oooc:=[.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29">
          <table:table-cell table:style-name="ce22" table:formula="oooc:=[.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29">
          <table:table-cell table:style-name="ce22" table:formula="oooc:=[.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29">
          <table:table-cell table:style-name="ce22" table:formula="oooc:=[.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9">
          <table:table-cell table:style-name="ce22" table:formula="oooc:=[.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29">
          <table:table-cell table:style-name="ce22" table:formula="oooc:=[.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29">
          <table:table-cell table:style-name="ce22" table:formula="oooc:=[.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29">
          <table:table-cell table:style-name="ce22" table:formula="oooc:=[.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29">
          <table:table-cell table:style-name="ce22" table:formula="oooc:=[.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29">
          <table:table-cell table:style-name="ce22" table:formula="oooc:=[.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29">
          <table:table-cell table:style-name="ce22" table:formula="oooc:=[.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29">
          <table:table-cell table:style-name="ce22" table:formula="oooc:=[.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29">
          <table:table-cell table:style-name="ce22" table:formula="oooc:=[.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29">
          <table:table-cell table:style-name="ce22" table:formula="oooc:=[.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29">
          <table:table-cell table:style-name="ce22" table:formula="oooc:=[.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29">
          <table:table-cell table:style-name="ce22" table:formula="oooc:=[.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29">
          <table:table-cell table:style-name="ce22" table:formula="oooc:=[.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29">
          <table:table-cell table:style-name="ce22" table:formula="oooc:=[.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9">
          <table:table-cell table:style-name="ce22" table:formula="oooc:=[.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29">
          <table:table-cell table:style-name="ce22" table:formula="oooc:=[.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29">
          <table:table-cell table:style-name="ce22" table:formula="oooc:=[.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29">
          <table:table-cell table:style-name="ce22" table:formula="oooc:=[.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29">
          <table:table-cell table:style-name="ce22" table:formula="oooc:=[.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29">
          <table:table-cell table:style-name="ce22" table:formula="oooc:=[.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29">
          <table:table-cell table:style-name="ce22" table:formula="oooc:=[.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29">
          <table:table-cell table:style-name="ce22" table:formula="oooc:=[.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29">
          <table:table-cell table:style-name="ce22" table:formula="oooc:=[.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29">
          <table:table-cell table:style-name="ce22" table:formula="oooc:=[.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29">
          <table:table-cell table:style-name="ce22" table:formula="oooc:=[.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29">
          <table:table-cell table:style-name="ce22" table:formula="oooc:=[.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29">
          <table:table-cell table:style-name="ce22" table:formula="oooc:=[.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29">
          <table:table-cell table:style-name="ce22" table:formula="oooc:=[.A235]+1" office:value-type="float" office:value="233">
            <text:p>233</text:p>
          </table:table-cell>
          <table:table-cell table:number-columns-repeated="2"/>
          <table:table-cell table:style-name="ce23" table:number-columns-repeated="3"/>
          <table:table-cell table:number-columns-repeated="1018"/>
        </table:table-row>
        <table:table-row table:style-name="ro29">
          <table:table-cell table:style-name="ce22" table:formula="oooc:=[.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29">
          <table:table-cell table:style-name="ce22" table:formula="oooc:=[.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29">
          <table:table-cell table:style-name="ce22" table:formula="oooc:=[.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29">
          <table:table-cell table:style-name="ce22" table:formula="oooc:=[.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29">
          <table:table-cell table:style-name="ce22" table:formula="oooc:=[.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29">
          <table:table-cell table:style-name="ce22" table:formula="oooc:=[.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29">
          <table:table-cell table:style-name="ce22" table:formula="oooc:=[.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29">
          <table:table-cell table:style-name="ce22" table:formula="oooc:=[.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29">
          <table:table-cell table:style-name="ce22" table:formula="oooc:=[.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29">
          <table:table-cell table:style-name="ce22" table:formula="oooc:=[.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29">
          <table:table-cell table:style-name="ce22" table:formula="oooc:=[.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29">
          <table:table-cell table:style-name="ce22" table:formula="oooc:=[.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29">
          <table:table-cell table:style-name="ce22" table:formula="oooc:=[.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29">
          <table:table-cell table:style-name="ce22" table:formula="oooc:=[.A249]+1" office:value-type="float" office:value="247">
            <text:p>247</text:p>
          </table:table-cell>
          <table:table-cell table:number-columns-repeated="2"/>
          <table:table-cell table:style-name="ce23" table:number-columns-repeated="3"/>
          <table:table-cell table:number-columns-repeated="1018"/>
        </table:table-row>
        <table:table-row table:style-name="ro29">
          <table:table-cell table:style-name="ce22" table:formula="oooc:=[.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29">
          <table:table-cell table:style-name="ce22" table:formula="oooc:=[.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29">
          <table:table-cell table:style-name="ce22" table:formula="oooc:=[.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29">
          <table:table-cell table:style-name="ce22" table:formula="oooc:=[.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29">
          <table:table-cell table:style-name="ce22" table:formula="oooc:=[.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29">
          <table:table-cell table:style-name="ce22" table:formula="oooc:=[.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29">
          <table:table-cell table:style-name="ce22" table:formula="oooc:=[.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29">
          <table:table-cell table:style-name="ce22" table:formula="oooc:=[.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29">
          <table:table-cell table:style-name="ce22" table:formula="oooc:=[.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29">
          <table:table-cell table:style-name="ce22" table:formula="oooc:=[.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9">
          <table:table-cell table:style-name="ce22" table:formula="oooc:=[.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29">
          <table:table-cell table:style-name="ce22" table:formula="oooc:=[.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29">
          <table:table-cell table:style-name="ce22" table:formula="oooc:=[.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29">
          <table:table-cell table:style-name="ce22" table:formula="oooc:=[.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29">
          <table:table-cell table:style-name="ce22" table:formula="oooc:=[.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29">
          <table:table-cell table:style-name="ce22" table:formula="oooc:=[.A265]+1" office:value-type="float" office:value="263">
            <text:p>263</text:p>
          </table:table-cell>
          <table:table-cell table:number-columns-repeated="2"/>
          <table:table-cell table:style-name="ce23" table:number-columns-repeated="3"/>
          <table:table-cell table:number-columns-repeated="1018"/>
        </table:table-row>
        <table:table-row table:style-name="ro29">
          <table:table-cell table:style-name="ce22" table:formula="oooc:=[.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29">
          <table:table-cell table:style-name="ce22" table:formula="oooc:=[.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29">
          <table:table-cell table:style-name="ce22" table:formula="oooc:=[.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29">
          <table:table-cell table:style-name="ce22" table:formula="oooc:=[.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29">
          <table:table-cell table:style-name="ce22" table:formula="oooc:=[.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29">
          <table:table-cell table:style-name="ce22" table:formula="oooc:=[.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29">
          <table:table-cell table:style-name="ce22" table:formula="oooc:=[.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29">
          <table:table-cell table:style-name="ce22" table:formula="oooc:=[.A273]+1" office:value-type="float" office:value="271">
            <text:p>271</text:p>
          </table:table-cell>
          <table:table-cell table:number-columns-repeated="2"/>
          <table:table-cell table:style-name="ce23" table:number-columns-repeated="3"/>
          <table:table-cell table:number-columns-repeated="1018"/>
        </table:table-row>
        <table:table-row table:style-name="ro29">
          <table:table-cell table:style-name="ce22" table:formula="oooc:=[.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29">
          <table:table-cell table:style-name="ce22" table:formula="oooc:=[.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29">
          <table:table-cell table:style-name="ce22" table:formula="oooc:=[.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29">
          <table:table-cell table:style-name="ce22" table:formula="oooc:=[.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29">
          <table:table-cell table:style-name="ce22" table:formula="oooc:=[.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29">
          <table:table-cell table:style-name="ce22" table:formula="oooc:=[.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29">
          <table:table-cell table:style-name="ce22" table:formula="oooc:=[.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29">
          <table:table-cell table:style-name="ce22" table:formula="oooc:=[.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29">
          <table:table-cell table:style-name="ce22" table:formula="oooc:=[.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29">
          <table:table-cell table:style-name="ce22" table:formula="oooc:=[.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29">
          <table:table-cell table:style-name="ce22" table:formula="oooc:=[.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29">
          <table:table-cell table:style-name="ce22" table:formula="oooc:=[.A285]+1" office:value-type="float" office:value="283">
            <text:p>283</text:p>
          </table:table-cell>
          <table:table-cell table:number-columns-repeated="2"/>
          <table:table-cell table:style-name="ce23" table:number-columns-repeated="3"/>
          <table:table-cell table:number-columns-repeated="1018"/>
        </table:table-row>
        <table:table-row table:style-name="ro29">
          <table:table-cell table:style-name="ce22" table:formula="oooc:=[.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29">
          <table:table-cell table:style-name="ce22" table:formula="oooc:=[.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29">
          <table:table-cell table:style-name="ce22" table:formula="oooc:=[.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29">
          <table:table-cell table:style-name="ce22" table:formula="oooc:=[.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29">
          <table:table-cell table:style-name="ce22" table:formula="oooc:=[.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29">
          <table:table-cell table:style-name="ce22" table:formula="oooc:=[.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29">
          <table:table-cell table:style-name="ce22" table:formula="oooc:=[.A292]+1" office:value-type="float" office:value="290">
            <text:p>290</text:p>
          </table:table-cell>
          <table:table-cell table:number-columns-repeated="2"/>
          <table:table-cell table:style-name="ce23" table:number-columns-repeated="3"/>
          <table:table-cell table:number-columns-repeated="1018"/>
        </table:table-row>
        <table:table-row table:style-name="ro29">
          <table:table-cell table:style-name="ce22" table:formula="oooc:=[.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29">
          <table:table-cell table:style-name="ce22" table:formula="oooc:=[.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29">
          <table:table-cell table:style-name="ce22" table:formula="oooc:=[.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29">
          <table:table-cell table:style-name="ce22" table:formula="oooc:=[.A296]+1" office:value-type="float" office:value="294">
            <text:p>294</text:p>
          </table:table-cell>
          <table:table-cell table:number-columns-repeated="2"/>
          <table:table-cell table:style-name="ce23" table:number-columns-repeated="3"/>
          <table:table-cell table:number-columns-repeated="1018"/>
        </table:table-row>
        <table:table-row table:style-name="ro29">
          <table:table-cell table:style-name="ce22" table:formula="oooc:=[.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29">
          <table:table-cell table:style-name="ce22" table:formula="oooc:=[.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29">
          <table:table-cell table:style-name="ce22" table:formula="oooc:=[.A299]+1" office:value-type="float" office:value="297">
            <text:p>297</text:p>
          </table:table-cell>
          <table:table-cell table:number-columns-repeated="2"/>
          <table:table-cell table:style-name="ce23" table:number-columns-repeated="3"/>
          <table:table-cell table:number-columns-repeated="1018"/>
        </table:table-row>
        <table:table-row table:style-name="ro29">
          <table:table-cell table:style-name="ce22" table:formula="oooc:=[.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29">
          <table:table-cell table:style-name="ce22" table:formula="oooc:=[.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29">
          <table:table-cell table:style-name="ce22" table:formula="oooc:=[.A302]+1" office:value-type="float" office:value="300">
            <text:p>300</text:p>
          </table:table-cell>
          <table:table-cell table:number-columns-repeated="2"/>
          <table:table-cell table:style-name="ce23" table:number-columns-repeated="3"/>
          <table:table-cell table:number-columns-repeated="1018"/>
        </table:table-row>
        <table:table-row table:style-name="ro29">
          <table:table-cell table:style-name="ce22" table:formula="oooc:=[.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29">
          <table:table-cell table:style-name="ce22" table:formula="oooc:=[.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29">
          <table:table-cell table:style-name="ce22" table:formula="oooc:=[.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29">
          <table:table-cell table:style-name="ce22" table:formula="oooc:=[.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29">
          <table:table-cell table:style-name="ce22" table:formula="oooc:=[.A307]+1" office:value-type="float" office:value="305">
            <text:p>305</text:p>
          </table:table-cell>
          <table:table-cell table:number-columns-repeated="2"/>
          <table:table-cell table:style-name="ce23" table:number-columns-repeated="3"/>
          <table:table-cell table:number-columns-repeated="1018"/>
        </table:table-row>
        <table:table-row table:style-name="ro29">
          <table:table-cell table:style-name="ce22" table:formula="oooc:=[.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29">
          <table:table-cell table:style-name="ce22" table:formula="oooc:=[.A309]+1" office:value-type="float" office:value="307">
            <text:p>307</text:p>
          </table:table-cell>
          <table:table-cell table:number-columns-repeated="2"/>
          <table:table-cell table:style-name="ce23" table:number-columns-repeated="3"/>
          <table:table-cell table:number-columns-repeated="1018"/>
        </table:table-row>
        <table:table-row table:style-name="ro29">
          <table:table-cell table:style-name="ce22" table:formula="oooc:=[.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29">
          <table:table-cell table:style-name="ce22" table:formula="oooc:=[.A311]+1" office:value-type="float" office:value="309">
            <text:p>309</text:p>
          </table:table-cell>
          <table:table-cell table:number-columns-repeated="2"/>
          <table:table-cell table:style-name="ce23" table:number-columns-repeated="3"/>
          <table:table-cell table:number-columns-repeated="1018"/>
        </table:table-row>
        <table:table-row table:style-name="ro29">
          <table:table-cell table:style-name="ce22" table:formula="oooc:=[.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29">
          <table:table-cell table:style-name="ce22" table:formula="oooc:=[.A313]+1" office:value-type="float" office:value="311">
            <text:p>311</text:p>
          </table:table-cell>
          <table:table-cell table:number-columns-repeated="2"/>
          <table:table-cell table:style-name="ce23" table:number-columns-repeated="3"/>
          <table:table-cell table:number-columns-repeated="1018"/>
        </table:table-row>
        <table:table-row table:style-name="ro29">
          <table:table-cell table:style-name="ce22" table:formula="oooc:=[.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29">
          <table:table-cell table:style-name="ce22" table:formula="oooc:=[.A315]+1" office:value-type="float" office:value="313">
            <text:p>313</text:p>
          </table:table-cell>
          <table:table-cell table:number-columns-repeated="2"/>
          <table:table-cell table:style-name="ce23" table:number-columns-repeated="3"/>
          <table:table-cell table:number-columns-repeated="1018"/>
        </table:table-row>
        <table:table-row table:style-name="ro29">
          <table:table-cell table:style-name="ce22" table:formula="oooc:=[.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29">
          <table:table-cell table:style-name="ce22" table:formula="oooc:=[.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7">07/06/2009</text:date>, <text:time>19:17:29</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845</meta:editing-cycles>
    <meta:creation-date>2008-05-04T10:18:05</meta:creation-date>
    <dc:date>2009-06-07T19:17:29</dc:date>
    <dc:creator>Giuseppe Castagno</dc:creator>
    <meta:editing-duration>PT53H32M19S</meta:editing-duration>
    <meta:document-statistic meta:table-count="6" meta:cell-count="1468"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